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8945" officeooo:paragraph-rsid="00018945"/>
    </style:style>
    <style:style style:name="P2" style:family="paragraph" style:parent-style-name="Standard">
      <style:text-properties officeooo:rsid="00018945" officeooo:paragraph-rsid="00018945"/>
    </style:style>
    <style:style style:name="P3" style:family="paragraph" style:parent-style-name="Standard">
      <style:text-properties officeooo:rsid="00022f33" officeooo:paragraph-rsid="00022f33"/>
    </style:style>
    <style:style style:name="P4" style:family="paragraph" style:parent-style-name="Standard">
      <style:text-properties fo:font-weight="bold" officeooo:rsid="0003e47b" officeooo:paragraph-rsid="0003e47b" style:font-weight-asian="bold" style:font-weight-complex="bold"/>
    </style:style>
    <style:style style:name="P5" style:family="paragraph" style:parent-style-name="Standard">
      <style:text-properties fo:font-weight="bold" officeooo:rsid="00075db6" officeooo:paragraph-rsid="00075db6" style:font-weight-asian="bold" style:font-weight-complex="bold"/>
    </style:style>
    <style:style style:name="P6" style:family="paragraph" style:parent-style-name="Standard">
      <style:text-properties fo:font-weight="normal" officeooo:rsid="00018945" officeooo:paragraph-rsid="00018945" style:font-weight-asian="normal" style:font-weight-complex="normal"/>
    </style:style>
    <style:style style:name="P7" style:family="paragraph" style:parent-style-name="Standard">
      <style:text-properties fo:font-weight="normal" officeooo:rsid="00022f33" officeooo:paragraph-rsid="00022f33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3e47b" officeooo:paragraph-rsid="0003e47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75db6" officeooo:paragraph-rsid="00075d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afbb5" officeooo:paragraph-rsid="000afbb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f9a4d" officeooo:paragraph-rsid="000e1a5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03e47b" officeooo:paragraph-rsid="0003e47b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1027ba" officeooo:paragraph-rsid="001027ba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13dfc9" officeooo:paragraph-rsid="0013dfc9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1a6017" officeooo:paragraph-rsid="001a6017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1cbc64" officeooo:paragraph-rsid="001cbc64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1cf49f" officeooo:paragraph-rsid="001cf49f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1cff2d" officeooo:paragraph-rsid="001cff2d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1ea37f" officeooo:paragraph-rsid="001ea37f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1eb593" officeooo:paragraph-rsid="001eb593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2026aa" officeooo:paragraph-rsid="002026aa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220374" officeooo:paragraph-rsid="00220374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96" officeooo:paragraph-rsid="00191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1096" officeooo:paragraph-rsid="001910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 style:list-style-name="L1">
      <style:text-properties fo:font-weight="normal" officeooo:rsid="00018945" officeooo:paragraph-rsid="00018945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022f33" officeooo:paragraph-rsid="00022f33" style:font-weight-asian="normal" style:font-weight-complex="normal"/>
    </style:style>
    <style:style style:name="P45" style:family="paragraph" style:parent-style-name="Standard" style:list-style-name="L2">
      <style:text-properties officeooo:rsid="00022f33" officeooo:paragraph-rsid="00022f33"/>
    </style:style>
    <style:style style:name="P46" style:family="paragraph" style:parent-style-name="Standard" style:list-style-name="L2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48" style:family="paragraph" style:parent-style-name="Standard" style:list-style-name="L5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49" style:family="paragraph" style:parent-style-name="Standard" style:list-style-name="L6">
      <style:text-properties fo:font-style="normal" fo:font-weight="normal" officeooo:rsid="000e1a5c" officeooo:paragraph-rsid="000e1a5c" style:font-style-asian="normal" style:font-weight-asian="normal" style:font-style-complex="normal" style:font-weight-complex="normal"/>
    </style:style>
    <style:style style:name="P50" style:family="paragraph" style:parent-style-name="Standard" style:list-style-name="L7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51" style:family="paragraph" style:parent-style-name="Standard" style:list-style-name="L8">
      <style:text-properties fo:font-style="normal" fo:font-weight="normal" officeooo:rsid="0011540d" officeooo:paragraph-rsid="0011540d" style:font-style-asian="normal" style:font-weight-asian="normal" style:font-style-complex="normal" style:font-weight-complex="normal"/>
    </style:style>
    <style:style style:name="P52" style:family="paragraph" style:parent-style-name="Standard" style:list-style-name="L8">
      <style:text-properties fo:font-style="normal" fo:font-weight="normal" officeooo:rsid="0011a20c" officeooo:paragraph-rsid="0011a20c" style:font-style-asian="normal" style:font-weight-asian="normal" style:font-style-complex="normal" style:font-weight-complex="normal"/>
    </style:style>
    <style:style style:name="P53" style:family="paragraph" style:parent-style-name="Standard" style:list-style-name="L8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54" style:family="paragraph" style:parent-style-name="Standard" style:list-style-name="L9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55" style:family="paragraph" style:parent-style-name="Standard" style:list-style-name="L10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56" style:family="paragraph" style:parent-style-name="Standard" style:list-style-name="L11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57" style:family="paragraph" style:parent-style-name="Standard" style:list-style-name="L12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58" style:family="paragraph" style:parent-style-name="Standard" style:list-style-name="L14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59" style:family="paragraph" style:parent-style-name="Standard" style:list-style-name="L15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60" style:family="paragraph" style:parent-style-name="Standard" style:list-style-name="L16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1cbc64" officeooo:paragraph-rsid="001cbc64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1cf49f" officeooo:paragraph-rsid="001cf49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1cff2d" officeooo:paragraph-rsid="001cff2d" style:font-style-asian="normal" style:font-weight-asian="normal" style:font-style-complex="normal" style:font-weight-complex="normal"/>
    </style:style>
    <style:style style:name="P64" style:family="paragraph" style:parent-style-name="Standard" style:list-style-name="L17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1eb593" officeooo:paragraph-rsid="001eb593" style:font-style-asian="normal" style:font-weight-asian="normal" style:font-style-complex="normal" style:font-weight-complex="normal"/>
    </style:style>
    <style:style style:name="P66" style:family="paragraph" style:parent-style-name="Standard" style:list-style-name="L18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67" style:family="paragraph" style:parent-style-name="Standard" style:list-style-name="L19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68" style:family="paragraph" style:parent-style-name="Standard" style:list-style-name="L4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69" style:family="paragraph" style:parent-style-name="Standard" style:list-style-name="L5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70" style:family="paragraph" style:parent-style-name="Standard" style:list-style-name="L6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71" style:family="paragraph" style:parent-style-name="Standard" style:list-style-name="L8">
      <style:text-properties fo:font-style="normal" fo:font-weight="bold" officeooo:rsid="0011540d" officeooo:paragraph-rsid="0011540d" style:font-style-asian="normal" style:font-weight-asian="bold" style:font-style-complex="normal" style:font-weight-complex="bold"/>
    </style:style>
    <style:style style:name="P72" style:family="paragraph" style:parent-style-name="Standard" style:list-style-name="L8">
      <style:text-properties fo:font-style="normal" fo:font-weight="bold" officeooo:rsid="00126c9f" officeooo:paragraph-rsid="00126c9f" style:font-style-asian="normal" style:font-weight-asian="bold" style:font-style-complex="normal" style:font-weight-complex="bold"/>
    </style:style>
    <style:style style:name="P73" style:family="paragraph" style:parent-style-name="Standard" style:list-style-name="L9">
      <style:text-properties fo:font-style="normal" fo:font-weight="bold" officeooo:rsid="00148fef" officeooo:paragraph-rsid="00148fef" style:font-style-asian="normal" style:font-weight-asian="bold" style:font-style-complex="normal" style:font-weight-complex="bold"/>
    </style:style>
    <style:style style:name="P74" style:family="paragraph" style:parent-style-name="Standard" style:list-style-name="L13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75" style:family="paragraph" style:parent-style-name="Standard" style:list-style-name="L3">
      <style:text-properties fo:font-weight="bold" officeooo:rsid="00075db6" officeooo:paragraph-rsid="00075db6" style:font-weight-asian="bold" style:font-weight-complex="bold"/>
    </style:style>
    <style:style style:name="P76" style:family="paragraph" style:parent-style-name="Standard" style:list-style-name="L9">
      <style:text-properties fo:font-style="italic" fo:font-weight="bold" officeooo:rsid="00148fef" officeooo:paragraph-rsid="00148fef" style:font-style-asian="italic" style:font-weight-asian="bold" style:font-style-complex="italic" style:font-weight-complex="bold"/>
    </style:style>
    <style:style style:name="P77" style:family="paragraph" style:parent-style-name="Standard" style:list-style-name="L12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9a4d" style:font-weight-asian="normal" style:font-weight-complex="normal"/>
    </style:style>
    <style:style style:name="T4" style:family="text">
      <style:text-properties fo:font-weight="normal" officeooo:rsid="0011a20c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65b3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65b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background-color="#ffff00" loext:char-shading-value="0" style:font-style-asian="normal" style:font-style-complex="normal"/>
    </style:style>
    <style:style style:name="T13" style:family="text">
      <style:text-properties fo:color="#ce181e" fo:font-style="normal" style:font-style-asian="normal" style:font-style-complex="normal"/>
    </style:style>
    <style:style style:name="T14" style:family="text">
      <style:text-properties officeooo:rsid="000b78b7"/>
    </style:style>
    <style:style style:name="T15" style:family="text">
      <style:text-properties officeooo:rsid="00192b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ais atividades realizadas durante a <text:span text:style-name="T1">execução</text:span><text:span text:style-name="T2">:</text:span></text:p>
      <text:list xml:id="list2801870180" text:style-name="L1">
        <text:list-item>
          <text:p text:style-name="P43">desenvolvimento dos trabalhos de campo;</text:p>
        </text:list-item>
        <text:list-item>
          <text:p text:style-name="P43">análise dos dados coletados;</text:p>
        </text:list-item>
        <text:list-item>
          <text:p text:style-name="P43">elaboração da conclusão.</text:p>
        </text:list-item>
      </text:list>
      <text:p text:style-name="P6"/>
      <text:p text:style-name="P7">Trabalho de campo:</text:p>
      <text:list xml:id="list4080486215" text:style-name="L2">
        <text:list-item>
          <text:p text:style-name="P44">é a coleta de dados e informações definidos no planejamento de auditoria;</text:p>
        </text:list-item>
        <text:list-item>
          <text:p text:style-name="P45"><text:span text:style-name="T2">geralmente a coleta é feita </text:span><text:span text:style-name="T5">in loco</text:span><text:span text:style-name="T8">;</text:span></text:p>
        </text:list-item>
        <text:list-item>
          <text:p text:style-name="P46">métodos de coleta:</text:p>
          <text:list>
            <text:list-item>
              <text:p text:style-name="P46">entrevista;</text:p>
            </text:list-item>
            <text:list-item>
              <text:p text:style-name="P46">questionário;</text:p>
            </text:list-item>
            <text:list-item>
              <text:p text:style-name="P46">observação direta.</text:p>
            </text:list-item>
          </text:list>
        </text:list-item>
      </text:list>
      <text:p text:style-name="P8"/>
      <text:p text:style-name="P3"><text:span text:style-name="T8">Quando o objetivo da auditoria inclui a </text:span><text:span text:style-name="T11">generalização da conclusão</text:span><text:span text:style-name="T8"> para o universo pesquisado, as </text:span><text:span text:style-name="T11">soluções </text:span><text:span text:style-name="T8">adotadas são: </text:span><text:span text:style-name="T11">tratamento estatístico</text:span><text:span text:style-name="T8"> e </text:span><text:span text:style-name="T11">estudo de caso</text:span><text:span text:style-name="T8">. Se o estudo de caso é representativo, é possível generalizar os resultados.</text:span></text:p>
      <text:p text:style-name="P8"/>
      <text:p text:style-name="P4"><text:span text:style-name="T12">Testes de observância</text:span><text:span text:style-name="T10"> (ou aderência)</text:span><text:span text:style-name="T8">: verificar se </text:span><text:span text:style-name="T6">controles internos</text:span><text:span text:style-name="T8"> estão em efetivo funcionamento. <text:s/></text:span><text:span text:style-name="T7"><text:s/></text:span><text:span text:style-name="T9"><text:s text:c="2"/>Divide-se em </text:span><text:span text:style-name="T7">testes flagrantes</text:span><text:span text:style-name="T9"> e </text:span><text:span text:style-name="T7">testes retrospectivos</text:span><text:span text:style-name="T9">.</text:span></text:p>
      <text:p text:style-name="P25"/>
      <text:p text:style-name="P4"><text:span text:style-name="T12">Testes substantivos</text:span><text:span text:style-name="T8">: verificar suficiência, exatidão e validação dos dados produzidos pelos </text:span><text:span text:style-name="T6">sistemas contábil e administrativo</text:span><text:span text:style-name="T8">, dividindo-se em </text:span><text:span text:style-name="T6">testes de transações </text:span><text:span text:style-name="T8">e </text:span><text:span text:style-name="T6">saldos e procedimentos de revisão analítica</text:span><text:span text:style-name="T8">.</text:span></text:p>
      <text:p text:style-name="P9"/>
      <text:p text:style-name="P5"><text:span text:style-name="T8">A </text:span><text:span text:style-name="T6">evidência</text:span><text:span text:style-name="T8"> de auditoria para a obtenção de conclusões para fundamentar a opinião do auditor é conseguida pela execução de:</text:span></text:p>
      <text:list xml:id="list875326870" text:style-name="L3">
        <text:list-item>
          <text:p text:style-name="P75"><text:span text:style-name="T6">procedimentos de avaliação de riscos</text:span><text:span text:style-name="T8">; e</text:span></text:p>
        </text:list-item>
        <text:list-item>
          <text:p text:style-name="P75"><text:span text:style-name="T13">procedimentos adicionais</text:span><text:span text:style-name="T8">, que abrangem:</text:span></text:p>
          <text:list>
            <text:list-item>
              <text:p text:style-name="P75"><text:span text:style-name="T13">testes de controles</text:span><text:span text:style-name="T8">, quando exigidos pelas normas de auditoria ou quando o auditor assim escolher; e</text:span></text:p>
            </text:list-item>
            <text:list-item>
              <text:p text:style-name="P75"><text:span text:style-name="T13">procedimentos substantivos</text:span><text:span text:style-name="T8">, inclusive testes de detalhes e procedimentos analíticos substantivos.</text:span></text:p>
            </text:list-item>
          </text:list>
        </text:list-item>
      </text:list>
      <text:p text:style-name="P10"/>
      <text:p text:style-name="P11">Testes de controle → avaliar a eficáci<text:span text:style-name="T14">a</text:span> operacional dos controles na prevenção, detecção e correção de distorções relevantes.</text:p>
      <text:p text:style-name="P11"/>
      <text:p text:style-name="P26">Exame documental<text:span text:style-name="T2">:</text:span></text:p>
      <text:list xml:id="list2659686465" text:style-name="L4">
        <text:list-item>
          <text:p text:style-name="P47">comprovação das transações por meio documental;</text:p>
        </text:list-item>
        <text:list-item>
          <text:p text:style-name="P47">deve atender às seguintes condições:</text:p>
          <text:list>
            <text:list-item>
              <text:p text:style-name="P68">autenticidade<text:span text:style-name="T2"> → documentação é fidedigna?</text:span></text:p>
            </text:list-item>
            <text:list-item>
              <text:p text:style-name="P68">normalidade<text:span text:style-name="T2"> → transação é uma operação normal e de acordo com os objetivos da empresa auditada?</text:span></text:p>
            </text:list-item>
            <text:list-item>
              <text:p text:style-name="P68">aprovação<text:span text:style-name="T2"> → operação e documentos foram aprovados por pessoas autorizadas?</text:span></text:p>
            </text:list-item>
            <text:list-item>
              <text:p text:style-name="P68">registro <text:span text:style-name="T2">→ registro das operações foi adequado, a documentação é hábil, houve correspondência contábil, fiscal, etc?</text:span></text:p>
            </text:list-item>
          </text:list>
        </text:list-item>
        <text:list-item>
          <text:p text:style-name="P68"><text:soft-page-break/><text:span text:style-name="T2">pode envolver também o exame físico de um ativo (</text:span>inspeção física<text:span text:style-name="T2">).</text:span></text:p>
        </text:list-item>
      </text:list>
      <text:p text:style-name="P12"/>
      <text:p text:style-name="P26">Inspeção física<text:span text:style-name="T2">:</text:span></text:p>
      <text:list xml:id="list619205507" text:style-name="L5">
        <text:list-item>
          <text:p text:style-name="P69"><text:span text:style-name="T2">constatação </text:span><text:span text:style-name="T5">in loco</text:span><text:span text:style-name="T2"> que deverá fornecer a certeza ou não da existência do objeto ou item verificado;</text:span></text:p>
        </text:list-item>
        <text:list-item>
          <text:p text:style-name="P48">deve atender às seguintes características:</text:p>
          <text:list>
            <text:list-item>
              <text:p text:style-name="P69">existência física<text:span text:style-name="T2"> → comprovação visual da existência do item;</text:span></text:p>
            </text:list-item>
            <text:list-item>
              <text:p text:style-name="P69">autenticidade<text:span text:style-name="T2"> → discernimento da fidedignidade do item;</text:span></text:p>
            </text:list-item>
            <text:list-item>
              <text:p text:style-name="P69">quantidade<text:span text:style-name="T2"> → apuração da quantidade real física; e</text:span></text:p>
            </text:list-item>
            <text:list-item>
              <text:p text:style-name="P69">qualidade<text:span text:style-name="T2"> → comprovação visual ou laboratorial de que o objeto examinado permanece em perfeitas condições de uso;</text:span></text:p>
            </text:list-item>
          </text:list>
        </text:list-item>
        <text:list-item>
          <text:p text:style-name="P48">nas novas normas, a inspeção física foi incluída no “exame documental”.</text:p>
        </text:list-item>
      </text:list>
      <text:p text:style-name="P12"/>
      <text:p text:style-name="P27">Recálculo<text:span text:style-name="T2">:</text:span></text:p>
      <text:list xml:id="list3190024650" text:style-name="L6">
        <text:list-item>
          <text:p text:style-name="P49">verificação da exatidão matemática de documentos ou registros;</text:p>
        </text:list-item>
        <text:list-item>
          <text:p text:style-name="P49">realização de cálculos próprios, que serão comparados com aqueles apresentados pelo fiscalizado;</text:p>
        </text:list-item>
        <text:list-item>
          <text:p text:style-name="P49">técnica mais simples e mais completa;</text:p>
        </text:list-item>
        <text:list-item>
          <text:p text:style-name="P70"><text:span text:style-name="T3">doutrina → </text:span><text:span text:style-name="T2">“</text:span><text:span text:style-name="T3">é a única forma de verificação das várias operações que envolvam cálculos”.</text:span></text:p>
        </text:list-item>
      </text:list>
      <text:p text:style-name="P13"/>
      <text:p text:style-name="P28">Observação<text:span text:style-name="T2">:</text:span></text:p>
      <text:list xml:id="list3960875904" text:style-name="L7">
        <text:list-item>
          <text:p text:style-name="P50">olhar como um procedimento está sendo executado;</text:p>
        </text:list-item>
        <text:list-item>
          <text:p text:style-name="P50">limitada ao ponto no tempo em que a observação ocorre e pelo fato de que o ato de ser observado pode afetar a maneira com o procedimento é executado.</text:p>
        </text:list-item>
      </text:list>
      <text:p text:style-name="P14"/>
      <text:p text:style-name="P28">Entrevista (indagação)<text:span text:style-name="T2">:</text:span></text:p>
      <text:list xml:id="list3691365476" text:style-name="L8">
        <text:list-item>
          <text:p text:style-name="P51">perguntas objetivando a obtenção de respostas para quesitos previamente definidos;</text:p>
        </text:list-item>
        <text:list-item>
          <text:p text:style-name="P71"><text:span text:style-name="T2">evitar questionamentos desnecessários, for</text:span><text:span text:style-name="T4">a do escopo da auditoria;</text:span></text:p>
        </text:list-item>
        <text:list-item>
          <text:p text:style-name="P52">respostas podem ser formais ou informais, sendo que toda a informação obtida deve, dentro do possível, ser examinada, constatando-se sua efetiva comprovação e veracidade;</text:p>
        </text:list-item>
        <text:list-item>
          <text:p text:style-name="P52">ainda que tenha cunho informal, a entrevista pode ser usada no relatório de auditoria;</text:p>
        </text:list-item>
        <text:list-item>
          <text:p text:style-name="P72"><text:span text:style-name="T2">a </text:span>avaliação das respostas<text:span text:style-name="T2"> às indagações é </text:span>parte integral do processo de indagação<text:span text:style-name="T2">;</text:span></text:p>
        </text:list-item>
        <text:list-item>
          <text:p text:style-name="P53">sobre certos assuntos, o auditor pode considerar necessário obter representações formais da administração e, quando apropriado, dos responsáveis pela governança, para confirmar respostas a indagações verbais.</text:p>
        </text:list-item>
      </text:list>
      <text:p text:style-name="P15"/>
      <text:p text:style-name="P29">Circularização<text:span text:style-name="T2"> </text:span>(confirmação externa)<text:span text:style-name="T2">:</text:span></text:p>
      <text:list xml:id="list3178225192" text:style-name="L9">
        <text:list-item>
          <text:p text:style-name="P54">confirmação junto a terceiros de fatos alegados pela entidade;</text:p>
        </text:list-item>
        <text:list-item>
          <text:p text:style-name="P54">deve-se levar em consideração:</text:p>
          <text:list>
            <text:list-item>
              <text:p text:style-name="P54">data-base de confirmação;</text:p>
            </text:list-item>
            <text:list-item>
              <text:p text:style-name="P54">amplitude do teste de confirmação; e</text:p>
            </text:list-item>
            <text:list-item>
              <text:p text:style-name="P54">tipo de confirmação a ser empregado;</text:p>
            </text:list-item>
          </text:list>
        </text:list-item>
        <text:list-item>
          <text:p text:style-name="P54">só é válido quando o gestor, ligado ao assunto a comprovar, tem participação no processo, porém a remessa e a obtenção das respostas aos pedidos circularizados ficam sob controle do auditor;</text:p>
          <text:list>
            <text:list-item>
              <text:p text:style-name="P73"><text:soft-page-break/><text:span text:style-name="T2">a primeira condição deve-se ao fato de que o auditor </text:span>não<text:span text:style-name="T2"> tem poderes para assinar ou solicitar pedido de confirmação pelo órgão;</text:span></text:p>
            </text:list-item>
            <text:list-item>
              <text:p text:style-name="P54">a segunda condição é para evitar que haja influência ou modificação, por parte do auditado, dos dados ou respostas dos itens objetos do processo de circularização;</text:p>
            </text:list-item>
          </text:list>
        </text:list-item>
        <text:list-item>
          <text:p text:style-name="P73">tipos de circularização<text:span text:style-name="T2">:</text:span></text:p>
          <text:list>
            <text:list-item>
              <text:p text:style-name="P73">positiva<text:span text:style-name="T2">: há necessidade de resposta. Há duas formas:</text:span></text:p>
              <text:list>
                <text:list-item>
                  <text:p text:style-name="P76">em branco<text:span text:style-name="T2"> → </text:span><text:span text:style-name="T8">quando não se colocam valores nos pedidos de confirmação;</text:span></text:p>
                </text:list-item>
                <text:list-item>
                  <text:p text:style-name="P76">em preto<text:span text:style-name="T8"> → quando são usados saldos ou valores a serem confirmados na data-base indicada;</text:span></text:p>
                </text:list-item>
              </text:list>
            </text:list-item>
            <text:list-item>
              <text:p text:style-name="P76"><text:span text:style-name="T6">negativa</text:span><text:span text:style-name="T8">: quando a resposta for necessária </text:span><text:span text:style-name="T6">em caso de discordância</text:span><text:span text:style-name="T8"> da pessoa de quem se quer obter a confirmação, ou seja, na falta de confirmação, o auditor entende que a pessoa concorda com os valores colocados no pedido de confirmação.</text:span></text:p>
            </text:list-item>
          </text:list>
        </text:list-item>
      </text:list>
      <text:p text:style-name="P16"/>
      <text:p text:style-name="P39"><text:span text:style-name="T6">Conciliações</text:span><text:span text:style-name="T8">:</text:span></text:p>
      <text:list xml:id="list1671847320" text:style-name="L10">
        <text:list-item>
          <text:p text:style-name="P55">verificar compatibilidade entre o saldo das contas sintéticas com aqueles das contas analíticas, ou ainda o confronto dos registros mantidos pela entidade com elementos recebidos de fontes externas.</text:p>
        </text:list-item>
      </text:list>
      <text:p text:style-name="P17"/>
      <text:p text:style-name="P39"><text:span text:style-name="T6">Análise de contas contábeis</text:span><text:span text:style-name="T8">:</text:span></text:p>
      <text:list xml:id="list146648779" text:style-name="L11">
        <text:list-item>
          <text:p text:style-name="P56">examinar as transações que geraram lançamentos em determinada conta contábil;</text:p>
        </text:list-item>
        <text:list-item>
          <text:p text:style-name="P56">as contas são selecionadas em função do objetivo geral e da sensibilidade da equipe;</text:p>
        </text:list-item>
        <text:list-item>
          <text:p text:style-name="P56">usada para constatação da veracidade das informações contábeis, fiscais, etc, além de possibilitar levantamentos específicos nas análises, composições de saldos e conciliações.</text:p>
        </text:list-item>
      </text:list>
      <text:p text:style-name="P17"/>
      <text:p text:style-name="P40"><text:span text:style-name="T6">Revisão analítica</text:span><text:span text:style-name="T8">:</text:span></text:p>
      <text:list xml:id="list1078043089" text:style-name="L12">
        <text:list-item>
          <text:p text:style-name="P77"><text:span text:style-name="T8">verificar comportamento de valores significativos, mediante </text:span><text:span text:style-name="T6">índices, quocientes, quantidades</text:span><text:span text:style-name="T8">, para </text:span><text:span text:style-name="T6">identificação de situações ou tendências atípicas</text:span><text:span text:style-name="T8">;</text:span></text:p>
        </text:list-item>
        <text:list-item>
          <text:p text:style-name="P57">o auditor deve considerar:</text:p>
          <text:list>
            <text:list-item>
              <text:p text:style-name="P57">objetivo dos procedimentos e o grau de confiabilidade dos resultados;</text:p>
            </text:list-item>
            <text:list-item>
              <text:p text:style-name="P57">natureza do órgão e conhecimento adquirido em fiscalizações anteriores;</text:p>
            </text:list-item>
            <text:list-item>
              <text:p text:style-name="P57">disponibilidade de informações, relevância, confiabilidade e comparabilidade;</text:p>
            </text:list-item>
          </text:list>
        </text:list-item>
        <text:list-item>
          <text:p text:style-name="P77"><text:span text:style-name="T8">de acordo com o entendimento da maioria das bancas, pode ser aplicado tanto em </text:span><text:span text:style-name="T6">testes de observância quanto testes substantivos</text:span><text:span text:style-name="T8">.</text:span></text:p>
        </text:list-item>
      </text:list>
      <text:p text:style-name="P18"/>
      <text:p text:style-name="P30">Reexecução<text:span text:style-name="T2">:</text:span></text:p>
      <text:list xml:id="list54306461" text:style-name="L13">
        <text:list-item>
          <text:p text:style-name="P74"><text:span text:style-name="T2">execução independente pelo auditor de procedimentos ou controles que foram originalmente realizados como parte do </text:span>controle interno<text:span text:style-name="T2"> da entidade.</text:span></text:p>
        </text:list-item>
      </text:list>
      <text:p text:style-name="P19"/>
      <text:p text:style-name="P30">Investigação<text:span text:style-name="T2">:</text:span></text:p>
      <text:list xml:id="list538428166" text:style-name="L14">
        <text:list-item>
          <text:p text:style-name="P58">exame em profundidade da matéria auditada com o objetivo de certificar que o objeto auditado, no momento, realmente é fidedigno.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Auditoria Interna</text:p>
          </table:table-cell>
          <table:table-cell table:style-name="Table1.B1" office:value-type="string">
            <text:p text:style-name="P42">Auditoria Independente</text:p>
          </table:table-cell>
        </table:table-row>
        <table:table-row>
          <table:table-cell table:style-name="Table1.A2" office:value-type="string">
            <text:p text:style-name="P41">Teste<text:span text:style-name="T15">s</text:span> de observância</text:p>
            <text:p text:style-name="P41">Teste<text:span text:style-name="T15">s</text:span> substantivo<text:span text:style-name="T15">s</text:span></text:p>
          </table:table-cell>
          <table:table-cell table:style-name="Table1.B2" office:value-type="string">
            <text:p text:style-name="P41">Teste de controle</text:p>
            <text:p text:style-name="P41">Procedimentos substantivos</text:p>
          </table:table-cell>
        </table:table-row>
      </table:table>
      <text:p text:style-name="P19"><text:soft-page-break/></text:p>
      <text:p text:style-name="P31">Correlação das informações obtidas<text:span text:style-name="T2">:</text:span></text:p>
      <text:list xml:id="list3719704592" text:style-name="L15">
        <text:list-item>
          <text:p text:style-name="P59">cotejamento de informações obtidas de fontes independentes, autônomas e distintas, no interior da própria organização;</text:p>
        </text:list-item>
        <text:list-item>
          <text:p text:style-name="P59">busca consistência mútua entre diferentes amostras de evidência.</text:p>
        </text:list-item>
      </text:list>
      <text:p text:style-name="P20"/>
      <text:p text:style-name="P21">Procedimentos de auditoria que só podem ser realizados <text:span text:style-name="T1">no final do período ou após ele</text:span>:</text:p>
      <text:list xml:id="list1301516644" text:style-name="L16">
        <text:list-item>
          <text:p text:style-name="P60">confrontar as demonstrações contábeis com os registros contábeis;</text:p>
        </text:list-item>
        <text:list-item>
          <text:p text:style-name="P60">examinar ajustes efetuados durante a elaboração das demonstrações contábeis; e</text:p>
        </text:list-item>
        <text:list-item>
          <text:p text:style-name="P60">procedimentos para responder ao risco de que, no final do período, a entidade pode ter celebrado contratos de venda indevidos ou transações podem não ter sido finalizadas.</text:p>
        </text:list-item>
      </text:list>
      <text:p text:style-name="P21"/>
      <text:p text:style-name="P32">Investigação e confirmação<text:span text:style-name="T2"> é uma técnica usada na aplicação de </text:span>testes de observância<text:span text:style-name="T2">, que tem como objetivo a obtenção de informações perante PFs ou PJs conhecedoras das transações e das operações, dentro ou fora da entidade.</text:span></text:p>
      <text:p text:style-name="P61"/>
      <text:p text:style-name="P33"><text:span text:style-name="T2">Na auditoria da conta </text:span>clientes<text:span text:style-name="T2">, utiliza-se normalmente o procedimento de </text:span>confirmação<text:span text:style-name="T2">.</text:span></text:p>
      <text:p text:style-name="P62"/>
      <text:p text:style-name="P33"><text:span text:style-name="T2">Os </text:span>eventos subsequentes<text:span text:style-name="T2"> que integram o trabalho da auditoria são aqueles ocorridos entre a </text:span>data das demonstrações contábeis<text:span text:style-name="T2"> e a </text:span>data do relatório do auditor<text:span text:style-name="T2">.</text:span></text:p>
      <text:p text:style-name="P62"/>
      <text:p text:style-name="P34">Testes de detalhes<text:span text:style-name="T2"> → verificar a existência patrimonial, de direitos e obrigações em determinada data, ocorrência das transações, da abrangência dos registros, da mensuração, apresentação e divulgação em conformidade com as normas pertinentes.</text:span></text:p>
      <text:p text:style-name="P63"/>
      <text:p text:style-name="P35"><text:span text:style-name="T2">Caso o auditor seja </text:span>impedido<text:span text:style-name="T2"> pela empresa auditada de realizar o </text:span>teste de circularização<text:span text:style-name="T2">, deverá:</text:span></text:p>
      <text:list xml:id="list2025026235" text:style-name="L17">
        <text:list-item>
          <text:p text:style-name="P64">indagar sobre as razões da recusa da administração e procurar evidência de auditoria sobre sua validade e razoabilidade;</text:p>
        </text:list-item>
        <text:list-item>
          <text:p text:style-name="P64">avaliar as implicações da recusa da administração na avaliação do auditor dos riscos de fraude, e sobre a natureza, época e extensão de outros procedimentos de auditoria; e</text:p>
        </text:list-item>
        <text:list-item>
          <text:p text:style-name="P64">executar procedimentos alternativos de auditoria definidos para obter evidência de auditoria relevante e confiável.</text:p>
        </text:list-item>
      </text:list>
      <text:p text:style-name="P22"/>
      <text:p text:style-name="P36">Testes de inspeção<text:span text:style-name="T2"> → verificação de registros, documentos e ativos tangíveis.</text:span></text:p>
      <text:p text:style-name="P65"/>
      <text:p text:style-name="P37"><text:span text:style-name="T2">Em um processo de </text:span>avaliação de riscos<text:span text:style-name="T2">, o auditor deve buscar entender se a entidade tem processo para:</text:span></text:p>
      <text:list xml:id="list4030619707" text:style-name="L18">
        <text:list-item>
          <text:p text:style-name="P66">identificar riscos de negócio relevantes para os objetivos das demonstrações contábeis;</text:p>
        </text:list-item>
        <text:list-item>
          <text:p text:style-name="P66">estimar a significância desses riscos;</text:p>
        </text:list-item>
        <text:list-item>
          <text:p text:style-name="P66">avaliar a probabilidade de sua ocorrência; e</text:p>
        </text:list-item>
        <text:list-item>
          <text:p text:style-name="P66">decidir sobre ações em resposta a esses riscos.</text:p>
        </text:list-item>
      </text:list>
      <text:p text:style-name="P23"/>
      <text:p text:style-name="P24">Os procedimentos de <text:span text:style-name="T1">avaliação de riscos</text:span> incluem os seguintes:</text:p>
      <text:list xml:id="list3851320176" text:style-name="L19">
        <text:list-item>
          <text:p text:style-name="P67"><text:soft-page-break/>indagações à administração e a outros na entidade que, no julgamento do auditor, possam ter informações com probabilidade de auxiliar na identificação de riscos de distorção relevante devido a fraude ou erro;</text:p>
        </text:list-item>
        <text:list-item>
          <text:p text:style-name="P67">procedimentos analíticos;</text:p>
        </text:list-item>
        <text:list-item>
          <text:p text:style-name="P67">observação e inspeção.</text:p>
        </text:list-item>
      </text:list>
      <text:p text:style-name="P24"/>
      <text:p text:style-name="P38">Inspeção<text:span text:style-name="T2"> → exame de registros ou documentos, internos ou externos, em forma de papel, em forma eletrônica ou em outras mídias, ou o exame físico de um ativo.</text:span></text:p>
      <text:p text:style-name="P38">Observação<text:span text:style-name="T2"> → exame de processo executado por outros, por exemplo, a observação pelo auditor da contagem do estoque pelos empregados da entidade.</text:span></text:p>
      <text:p text:style-name="P38">Confirmação externa<text:span text:style-name="T2"> → evidência de auditoria obtida pelo auditor como resposta escrita de terceiro.</text:span></text:p>
      <text:p text:style-name="P38">Procedimentos analíticos<text:span text:style-name="T2"> → avaliação das informações feitas por meio do estudo das relações plausíveis entre dados financeiros e não financei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945" officeooo:paragraph-rsid="000189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xecução dos trabalhos de auditoria. Testes e procedimentos de auditoria. Evidenciação. Avaliação das distorções ident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08:28.054000000</meta:creation-date>
    <dc:date>2018-11-14T15:07:20.158000000</dc:date>
    <meta:editing-duration>PT2H11M25S</meta:editing-duration>
    <meta:editing-cycles>34</meta:editing-cycles>
    <meta:generator>LibreOffice/5.4.4.2$Windows_X86_64 LibreOffice_project/2524958677847fb3bb44820e40380acbe820f960</meta:generator>
    <meta:document-statistic meta:table-count="1" meta:image-count="0" meta:object-count="0" meta:page-count="5" meta:paragraph-count="118" meta:word-count="1469" meta:character-count="9708" meta:non-whitespace-character-count="8431"/>
  </office:meta>
</office:document-meta>
</file>